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s</mi>
      <mrow>
        <mspace width="2em"/>
        <mo stretchy="false">=</mo>
        <mspace width="2em"/>
      </mrow>
      <mover accent="true">
        <mi>v</mi>
        <mo stretchy="false">¯</mo>
      </mover>
      <mspace width="0.5em"/>
      <mi>t</mi>
      <mrow>
        <mspace width="2em"/>
        <mo stretchy="false">=</mo>
        <mspace width="2em"/>
      </mrow>
      <mfrac>
        <mn>1</mn>
        <mn>2</mn>
      </mfrac>
      <mspace width="0.5em"/>
      <mi>v</mi>
      <mspace width="0.5em"/>
      <mi>t</mi>
    </mrow>
    <annotation encoding="StarMath 5.0">s ~=~ bar v ` t ~=~ 1 over 2 ` v `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01:08.700000000</meta:creation-date>
    <dc:date>2015-03-03T18:01:57.659000000</dc:date>
    <meta:editing-duration>PT49S</meta:editing-duration>
    <meta:editing-cycles>1</meta:editing-cycles>
    <meta:generator>LibreOffice/4.3.4.1$Windows_x86 LibreOffice_project/bc356b2f991740509f321d70e4512a6a54c5f243</meta:generator>
  </office:meta>
</office:document-meta>
</file>